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fb2" officeooo:paragraph-rsid="0019bfb2"/>
    </style:style>
    <style:style style:name="P2" style:family="paragraph" style:parent-style-name="Standard">
      <style:text-properties fo:font-size="11pt" officeooo:rsid="0019bfb2" officeooo:paragraph-rsid="0019bfb2" style:font-size-asian="11pt" style:font-size-complex="11pt"/>
    </style:style>
    <style:style style:name="P3" style:family="paragraph" style:parent-style-name="Standard">
      <style:paragraph-properties fo:break-before="page"/>
      <style:text-properties fo:font-size="11pt" officeooo:rsid="0019bfb2" officeooo:paragraph-rsid="0019bfb2" style:font-size-asian="11pt" style:font-size-complex="11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2"><text:s/>2 valor0 listavalores2 --328--</text:p>
        <text:p text:style-name="P2"/>
        <text:p text:style-name="P2">2 valor1 listavalores2 --210--</text:p>
        <text:p text:style-name="P2"/>
        <text:p text:style-name="P2">2 valor2 listavalores2 --1165--</text:p>
        <text:p text:style-name="P2"/>
        <text:p text:style-name="P2">2 valor3 listavalores2 --799--</text:p>
        <text:p text:style-name="P2"/>
        <text:p text:style-name="P2">2 valor4 listavalores2 --10300--</text:p>
        <text:p text:style-name="P2"/>
        <text:p text:style-name="P2">2 valor5 listavalores2 --1100--</text:p>
        <text:p text:style-name="P2"/>
        <text:p text:style-name="P2">2 valor6 listavalores2 --0,698375--</text:p>
        <text:p text:style-name="P2"/>
        <text:p text:style-name="P2">2 valor7 listavalores2 --0,510104--</text:p>
        <text:p text:style-name="P2"/>
        <text:p text:style-name="P2">2 valor8 listavalores2 --15340581--</text:p>
        <text:p text:style-name="P2"/>
        <text:p text:style-name="P2">2 valor9 listavalores2 --2019-03-15T10:40:00--</text:p>
        <text:p text:style-name="P2"/>
        <text:p text:style-name="P2">2 valor10 listavalores2 --2127-01-01--</text:p>
        <text:p text:style-name="P2"/>
        <text:p text:style-name="P2">2 valor11 listavalores2 --64,747314--</text:p>
        <text:p text:style-name="P2"/>
        <text:p text:style-name="P2">2 valor12 listavalores2 --36,602051--</text:p>
        <text:p text:style-name="P2"/>
        <text:p text:style-name="P2">2 valor13 listavalores2 --0,363457--</text:p>
        <text:p text:style-name="P2"/>
        <text:p text:style-name="P2">2 valor14 listavalores2 --11801,194336--</text:p>
        <text:p text:style-name="P2"/>
        <text:p text:style-name="P2">2 valor15 listavalores2 --0--</text:p>
        <text:p text:style-name="P2"/>
        <text:p text:style-name="P2">2 valor16 listavalores2 --38541--</text:p>
        <text:p text:style-name="P2"/>
        <text:p text:style-name="P2">2 valor17 listavalores2 --0--</text:p>
        <text:p text:style-name="P2"/>
        <text:p text:style-name="P2">2 valor18 listavalores2 ----</text:p>
        <text:p text:style-name="P2"/>
        <text:p text:style-name="P2">2 valor19 listavalores2 --307--</text:p>
        <text:p text:style-name="P2"/>
        <text:p text:style-name="P2">2 valor20 listavalores2 --258--</text:p>
        <text:p text:style-name="P2"/>
        <text:p text:style-name="P2">2 valor21 listavalores2 --210--</text:p>
        <text:p text:style-name="P2"/>
        <text:p text:style-name="P2">2 valor22 listavalores2 --164--</text:p>
        <text:p text:style-name="P2"/>
        <text:p text:style-name="P2">2 valor23 listavalores2 --127--</text:p>
        <text:p text:style-name="P2"/>
        <text:p text:style-name="P2">2 valor24 listavalores2 --84--</text:p>
        <text:p text:style-name="P2"/>
        <text:p text:style-name="P2">2 valor25 listavalores2 --62--</text:p>
        <text:p text:style-name="P2"/>
        <text:p text:style-name="P2">2 valor26 listavalores2 --48--</text:p>
        <text:p text:style-name="P2"/>
        <text:p text:style-name="P2">2 valor27 listavalores2 --29--</text:p>
        <text:p text:style-name="P2"/>
        <text:p text:style-name="P2">2 valor28 listavalores2 --4--</text:p>
        <text:p text:style-name="P2"/>
        <text:p text:style-name="P2">2 valor29 listavalores2 --0--</text:p>
        <text:p text:style-name="P2"/>
        <text:p text:style-name="P2">2 valor30 listavalores2 --0--</text:p>
        <text:p text:style-name="P2"/>
        <text:p text:style-name="P2">2 valor31 listavalores2 --0--</text:p>
        <text:p text:style-name="P2"/>
        <text:p text:style-name="P2">2 valor32 listavalores2 --0--</text:p>
        <text:p text:style-name="P2"/>
        <text:p text:style-name="P2">2 valor33 listavalores2 --0--</text:p>
        <text:p text:style-name="P2"/>
        <text:p text:style-name="P2">2 valor34 listavalores2 --0--</text:p>
        <text:p text:style-name="P2"/>
        <text:p text:style-name="P2">2 valor35 listavalores2 --0--</text:p>
        <text:p text:style-name="P2"/>
        <text:p text:style-name="P2">2 valor36 listavalores2 --0--</text:p>
        <text:p text:style-name="P2"/>
        <text:p text:style-name="P2">2 valor37 listavalores2 ----</text:p>
        <text:p text:style-name="P2"/>
        <text:p text:style-name="P2">2 valor38 listavalores2 --1103--</text:p>
        <text:p text:style-name="P2"/>
        <text:p text:style-name="P2">2 valor39 listavalores2 --964--</text:p>
        <text:p text:style-name="P2"/>
        <text:p text:style-name="P2">2 valor40 listavalores2 --799--</text:p>
        <text:p text:style-name="P2"/>
        <text:p text:style-name="P2">2 valor41 listavalores2 --629--</text:p>
        <text:p text:style-name="P2"/>
        <text:p text:style-name="P2">2 valor42 listavalores2 --488--</text:p>
        <text:p text:style-name="P2"/>
        <text:p text:style-name="P2">2 valor43 listavalores2 --325--</text:p>
        <text:p text:style-name="P2"/>
        <text:p text:style-name="P2">2 valor44 listavalores2 --242--</text:p>
        <text:p text:style-name="P2"/>
        <text:p text:style-name="P2">2 valor45 listavalores2 --187--</text:p>
        <text:p text:style-name="P2"/>
        <text:p text:style-name="P2">2 valor46 listavalores2 --110--</text:p>
        <text:p text:style-name="P2"/>
        <text:p text:style-name="P2">2 valor47 listavalores2 --19--</text:p>
        <text:p text:style-name="P2"/>
        <text:p text:style-name="P2">2 valor48 listavalores2 --1--</text:p>
        <text:p text:style-name="P2"/>
        <text:p text:style-name="P2">2 valor49 listavalores2 --1--</text:p>
        <text:p text:style-name="P2"/>
        <text:p text:style-name="P2">2 valor50 listavalores2 --1--</text:p>
        <text:p text:style-name="P2"/>
        <text:p text:style-name="P2">2 valor51 listavalores2 --1--</text:p>
        <text:p text:style-name="P2"/>
        <text:p text:style-name="P2">2 valor52 listavalores2 --1--</text:p>
        <text:p text:style-name="P2"/>
        <text:p text:style-name="P2">2 valor53 listavalores2 --1--</text:p>
        <text:p text:style-name="P2"/>
        <text:p text:style-name="P2">2 valor54 listavalores2 --1--</text:p>
        <text:p text:style-name="P2"/>
        <text:p text:style-name="P2">2 valor55 listavalores2 --1--</text:p>
        <text:p text:style-name="P2"/>
        <text:p text:style-name="P2">2 valor56 listavalores2 ----</text:p>
        <text:p text:style-name="P3">2 valor0 listavalores2 --329--</text:p>
        <text:p text:style-name="P2"/>
        <text:p text:style-name="P2">2 valor1 listavalores2 --210--</text:p>
        <text:p text:style-name="P2"/>
        <text:p text:style-name="P2">2 valor2 listavalores2 --1168--</text:p>
        <text:p text:style-name="P2"/>
        <text:p text:style-name="P2">2 valor3 listavalores2 --799--</text:p>
        <text:p text:style-name="P2"/>
        <text:p text:style-name="P2">2 valor4 listavalores2 --10300--</text:p>
        <text:p text:style-name="P2"/>
        <text:p text:style-name="P2">2 valor5 listavalores2 --1100--</text:p>
        <text:p text:style-name="P2"/>
        <text:p text:style-name="P2">2 valor6 listavalores2 --0,533347--</text:p>
        <text:p text:style-name="P2"/>
        <text:p text:style-name="P2">2 valor7 listavalores2 --0,335608--</text:p>
        <text:p text:style-name="P2"/>
        <text:p text:style-name="P2">2 valor8 listavalores2 --15340581--</text:p>
        <text:p text:style-name="P2"/>
        <text:p text:style-name="P2">2 valor9 listavalores2 --2019-03-15T10:45:00--</text:p>
        <text:p text:style-name="P2"/>
        <text:p text:style-name="P2">2 valor10 listavalores2 --2127-01-01--</text:p>
        <text:p text:style-name="P2"/>
        <text:p text:style-name="P2">2 valor11 listavalores2 --61,344482--</text:p>
        <text:p text:style-name="P2"/>
        <text:p text:style-name="P2">2 valor12 listavalores2 --37,733887--</text:p>
        <text:p text:style-name="P2"/>
        <text:p text:style-name="P2">2 valor13 listavalores2 --0,382042--</text:p>
        <text:p text:style-name="P2"/>
        <text:p text:style-name="P2">2 valor14 listavalores2 --10400,916992--</text:p>
        <text:p text:style-name="P2"/>
        <text:p text:style-name="P2">2 valor15 listavalores2 --0--</text:p>
        <text:p text:style-name="P2"/>
        <text:p text:style-name="P2">2 valor16 listavalores2 --38541--</text:p>
        <text:p text:style-name="P2"/>
        <text:p text:style-name="P2">2 valor17 listavalores2 --0--</text:p>
        <text:p text:style-name="P2"/>
        <text:p text:style-name="P2">2 valor18 listavalores2 ----</text:p>
        <text:p text:style-name="P2"/>
        <text:p text:style-name="P2">2 valor19 listavalores2 --307--</text:p>
        <text:p text:style-name="P2"/>
        <text:p text:style-name="P2">2 valor20 listavalores2 --258--</text:p>
        <text:p text:style-name="P2"/>
        <text:p text:style-name="P2">2 valor21 listavalores2 --210--</text:p>
        <text:p text:style-name="P2"/>
        <text:p text:style-name="P2">2 valor22 listavalores2 --164--</text:p>
        <text:p text:style-name="P2"/>
        <text:p text:style-name="P2">2 valor23 listavalores2 --127--</text:p>
        <text:p text:style-name="P2"/>
        <text:p text:style-name="P2">2 valor24 listavalores2 --84--</text:p>
        <text:p text:style-name="P2"/>
        <text:p text:style-name="P2">2 valor25 listavalores2 --62--</text:p>
        <text:p text:style-name="P2"/>
        <text:p text:style-name="P2">2 valor26 listavalores2 --48--</text:p>
        <text:p text:style-name="P2"/>
        <text:p text:style-name="P2">2 valor27 listavalores2 --29--</text:p>
        <text:p text:style-name="P2"/>
        <text:p text:style-name="P2">2 valor28 listavalores2 --4--</text:p>
        <text:p text:style-name="P2"/>
        <text:p text:style-name="P2">2 valor29 listavalores2 --0--</text:p>
        <text:p text:style-name="P2"/>
        <text:p text:style-name="P2">2 valor30 listavalores2 --0--</text:p>
        <text:p text:style-name="P2"/>
        <text:p text:style-name="P2">2 valor31 listavalores2 --0--</text:p>
        <text:p text:style-name="P2"/>
        <text:p text:style-name="P2">2 valor32 listavalores2 --0--</text:p>
        <text:p text:style-name="P2"/>
        <text:p text:style-name="P2">2 valor33 listavalores2 --0--</text:p>
        <text:p text:style-name="P2"/>
        <text:p text:style-name="P2">2 valor34 listavalores2 --0--</text:p>
        <text:p text:style-name="P2"/>
        <text:p text:style-name="P2">2 valor35 listavalores2 --0--</text:p>
        <text:p text:style-name="P2"/>
        <text:p text:style-name="P2">2 valor36 listavalores2 --0--</text:p>
        <text:p text:style-name="P2"/>
        <text:p text:style-name="P2">2 valor37 listavalores2 ----</text:p>
        <text:p text:style-name="P2"/>
        <text:p text:style-name="P2">2 valor38 listavalores2 --1103--</text:p>
        <text:p text:style-name="P2"/>
        <text:p text:style-name="P2">2 valor39 listavalores2 --964--</text:p>
        <text:p text:style-name="P2"/>
        <text:p text:style-name="P2">2 valor40 listavalores2 --799--</text:p>
        <text:p text:style-name="P2"/>
        <text:p text:style-name="P2">2 valor41 listavalores2 --629--</text:p>
        <text:p text:style-name="P2"/>
        <text:p text:style-name="P2">2 valor42 listavalores2 --488--</text:p>
        <text:p text:style-name="P2"/>
        <text:p text:style-name="P2">2 valor43 listavalores2 --325--</text:p>
        <text:p text:style-name="P2"/>
        <text:p text:style-name="P2">2 valor44 listavalores2 --242--</text:p>
        <text:p text:style-name="P2"/>
        <text:p text:style-name="P2">2 valor45 listavalores2 --187--</text:p>
        <text:p text:style-name="P2"/>
        <text:p text:style-name="P2">2 valor46 listavalores2 --110--</text:p>
        <text:p text:style-name="P2"/>
        <text:p text:style-name="P2">2 valor47 listavalores2 --19--</text:p>
        <text:p text:style-name="P2"/>
        <text:p text:style-name="P2">2 valor48 listavalores2 --1--</text:p>
        <text:p text:style-name="P2"/>
        <text:p text:style-name="P2">2 valor49 listavalores2 --1--</text:p>
        <text:p text:style-name="P2"/>
        <text:p text:style-name="P2">2 valor50 listavalores2 --1--</text:p>
        <text:p text:style-name="P2"/>
        <text:p text:style-name="P2">2 valor51 listavalores2 --1--</text:p>
        <text:p text:style-name="P2"/>
        <text:p text:style-name="P2">2 valor52 listavalores2 --1--</text:p>
        <text:p text:style-name="P2"/>
        <text:p text:style-name="P2">2 valor53 listavalores2 --1--</text:p>
        <text:p text:style-name="P2"/>
        <text:p text:style-name="P2">2 valor54 listavalores2 --1--</text:p>
        <text:p text:style-name="P2"/>
        <text:p text:style-name="P2">2 valor55 listavalores2 --1--</text:p>
        <text:p text:style-name="P2"/>
        <text:p text:style-name="P2">2 valor56 listavalores2 ----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40:24.278627422</meta:creation-date>
    <meta:print-date>2019-03-15T10:44:35.776376152</meta:print-date>
    <dc:date>2019-03-15T10:50:38.639008119</dc:date>
    <meta:editing-duration>PT10M16S</meta:editing-duration>
    <meta:editing-cycles>1</meta:editing-cycles>
    <meta:document-statistic meta:table-count="0" meta:image-count="0" meta:object-count="0" meta:page-count="2" meta:paragraph-count="114" meta:word-count="564" meta:character-count="3553" meta:non-whitespace-character-count="3210"/>
    <meta:generator>LibreOffice/5.1.6.2$Linux_X86_64 LibreOffice_project/10m0$Build-2</meta:generator>
  </office:meta>
</office:document-meta>
</file>